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936713208124478" text:style-name="L1">
        <text:list-item>
          <text:p text:style-name="P1">Mit Binance-API grundlegende Transaktion ausführen, z. B. über Postman, dann als Stand-Alone in JS implementieren.</text:p>
        </text:list-item>
        <text:list-item>
          <text:p text:style-name="P1">JSON-Daten erstellen für Chart-Tests.</text:p>
        </text:list-item>
        <text:list-item>
          <text:p text:style-name="P1">Bestandsaufnahme der verfügbaren Chart-Libraries.</text:p>
        </text:list-item>
        <text:list-item>
          <text:p text:style-name="P1">Performance: Verschiedene Chart-Arten als einzelne Charts erstellen mit fixen X-/Y-Achsen.</text:p>
        </text:list-item>
        <text:list-item>
          <text:p text:style-name="P1">X-/Y-Achsen dynamisch einstellbar machen, Performance-Test automatisiert in JS durch Abarbeiten vorbereiteter JSON-Daten.</text:p>
        </text:list-item>
        <text:list-item>
          <text:p text:style-name="P1">Performance: Verschiedene Chart-Arten mit übereinander gelegten Charts erstellen, erst fixe X-/Y-Achsen, dann mit JSON-Daten mit dynamischen Achsen.</text:p>
        </text:list-item>
        <text:list-item>
          <text:p text:style-name="P1">Technologie für dynamisches UI-Update (Einsatz: Stock-Ticker...), z. B. WebSockets, sockets.io etc. Stand-Alone-Mini-Anwendung für dynamisches Update implementieren.</text:p>
        </text:list-item>
        <text:list-item>
          <text:p text:style-name="P1">JSON-Datenbank auf Firebase installieren und für Abfrage &amp; Update einfache REST-API implementieren.</text:p>
        </text:list-item>
        <text:list-item>
          <text:p text:style-name="P1">User-Authentifizierung über Firebase: Stand-Alone-Mini-Anwendung, um Funktionalität zu prüf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Pletl</meta:initial-creator>
    <meta:creation-date>2020-06-19T14:35:28.84</meta:creation-date>
    <dc:date>2020-07-03T11:55:19.50</dc:date>
    <dc:creator>Thomas Pletl</dc:creator>
    <meta:editing-duration>P13DT21H19M52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9" meta:word-count="107" meta:character-count="926"/>
  </office:meta>
</office:document-meta>
</file>